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12d72" officeooo:paragraph-rsid="00212d72" style:font-weight-asian="bold" style:font-weight-complex="bold"/>
    </style:style>
    <style:style style:name="P2" style:family="paragraph" style:parent-style-name="Standard">
      <style:text-properties fo:font-weight="bold" officeooo:rsid="001d59bd" officeooo:paragraph-rsid="001d59bd" style:font-weight-asian="bold" style:font-weight-complex="bold"/>
    </style:style>
    <style:style style:name="P3" style:family="paragraph" style:parent-style-name="Standard">
      <style:text-properties fo:font-weight="normal" officeooo:rsid="001eb84d" officeooo:paragraph-rsid="001eb84d" style:font-weight-asian="normal" style:font-weight-complex="normal"/>
    </style:style>
    <style:style style:name="P4" style:family="paragraph" style:parent-style-name="Standard">
      <style:text-properties fo:font-weight="normal" officeooo:rsid="0024770e" officeooo:paragraph-rsid="0024770e" style:font-weight-asian="normal" style:font-weight-complex="normal"/>
    </style:style>
    <style:style style:name="P5" style:family="paragraph" style:parent-style-name="Standard">
      <style:text-properties officeooo:rsid="00212d72" officeooo:paragraph-rsid="00212d72"/>
    </style:style>
    <style:style style:name="P6" style:family="paragraph" style:parent-style-name="Standard">
      <style:text-properties style:font-name="Times New Roman" fo:font-weight="bold" officeooo:rsid="0024770e" officeooo:paragraph-rsid="0024770e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249c36" officeooo:paragraph-rsid="00249c36" style:font-weight-asian="bold" style:font-weight-complex="bold"/>
    </style:style>
    <style:style style:name="P8" style:family="paragraph" style:parent-style-name="Standard">
      <style:text-properties style:font-name="Times New Roman" fo:font-weight="normal" officeooo:rsid="00207c8d" officeooo:paragraph-rsid="00207c8d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249c36" officeooo:paragraph-rsid="00249c36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99374" officeooo:paragraph-rsid="00299374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d59bd" officeooo:paragraph-rsid="001d59bd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d59bd" officeooo:paragraph-rsid="001e3465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d59bd" officeooo:paragraph-rsid="00299374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d59bd" officeooo:paragraph-rsid="00281b9a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e3465" officeooo:paragraph-rsid="001e3465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e3465" officeooo:paragraph-rsid="00281b9a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eb84d" officeooo:paragraph-rsid="001eb84d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eb84d" officeooo:paragraph-rsid="00281b9a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672a2" officeooo:paragraph-rsid="002672a2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cca71" officeooo:paragraph-rsid="002cca71" style:font-weight-asian="normal" style:font-weight-complex="normal"/>
    </style:style>
    <style:style style:name="P21" style:family="paragraph" style:parent-style-name="Standard" style:list-style-name="L2">
      <style:text-properties officeooo:paragraph-rsid="00207c8d"/>
    </style:style>
    <style:style style:name="P22" style:family="paragraph" style:parent-style-name="Standard" style:list-style-name="L2">
      <style:text-properties officeooo:rsid="00212d72" officeooo:paragraph-rsid="00212d72"/>
    </style:style>
    <style:style style:name="P23" style:family="paragraph" style:parent-style-name="Standard" style:list-style-name="L3">
      <style:text-properties officeooo:paragraph-rsid="0024770e"/>
    </style:style>
    <style:style style:name="P24" style:family="paragraph" style:parent-style-name="Standard" style:list-style-name="L3">
      <style:text-properties fo:language="en" fo:country="US" officeooo:rsid="0024810d" officeooo:paragraph-rsid="0024810d"/>
    </style:style>
    <style:style style:name="P25" style:family="paragraph" style:parent-style-name="Standard" style:list-style-name="L3">
      <style:text-properties style:font-name="Times New Roman" fo:font-weight="normal" officeooo:rsid="0024770e" officeooo:paragraph-rsid="0024770e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bold" officeooo:rsid="002cca71" officeooo:paragraph-rsid="002cca71" style:font-weight-asian="bold" style:font-weight-complex="bold"/>
    </style:style>
    <style:style style:name="T1" style:family="text">
      <style:text-properties officeooo:rsid="001fc581"/>
    </style:style>
    <style:style style:name="T2" style:family="text">
      <style:text-properties fo:font-weight="normal" officeooo:rsid="00207c8d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207c8d" style:font-weight-asian="normal" style:font-weight-complex="normal"/>
    </style:style>
    <style:style style:name="T5" style:family="text">
      <style:text-properties style:font-name="Times New Roman" fo:font-weight="normal" officeooo:rsid="00230153" style:font-weight-asian="normal" style:font-weight-complex="normal"/>
    </style:style>
    <style:style style:name="T6" style:family="text">
      <style:text-properties style:font-name="Times New Roman" fo:font-weight="normal" officeooo:rsid="00233fe3" style:font-weight-asian="normal" style:font-weight-complex="normal"/>
    </style:style>
    <style:style style:name="T7" style:family="text">
      <style:text-properties style:font-name="Times New Roman" fo:font-weight="normal" officeooo:rsid="0024770e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officeooo:rsid="002672a2"/>
    </style:style>
    <style:style style:name="T10" style:family="text">
      <style:text-properties officeooo:rsid="002a3424"/>
    </style:style>
    <style:style style:name="T11" style:family="text">
      <style:text-properties officeooo:rsid="002eb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Certificate</text:p>
      <text:list xml:id="list6989584770821926496" text:style-name="L1">
        <text:list-item>
          <text:p text:style-name="P10">note: each certificate needs to have a unique common name.</text:p>
        </text:list-item>
      </text:list>
      <text:list xml:id="list3861700931496952199" text:style-name="L2">
        <text:list-item>
          <text:p text:style-name="P11">execute the root<text:span text:style-name="T9">Cert.sh</text:span></text:p>
        </text:list-item>
        <text:list-item>
          <text:p text:style-name="P11">parameters:</text:p>
          <text:list>
            <text:list-item>
              <text:p text:style-name="P11">Country code: CH</text:p>
            </text:list-item>
            <text:list-item>
              <text:p text:style-name="P11">State: ZH</text:p>
            </text:list-item>
            <text:list-item>
              <text:p text:style-name="P11">Locality: Winti</text:p>
            </text:list-item>
            <text:list-item>
              <text:p text:style-name="P11">organization name: celsi</text:p>
            </text:list-item>
            <text:list-item>
              <text:p text:style-name="P15">name unit:</text:p>
            </text:list-item>
            <text:list-item>
              <text:p text:style-name="P15">common name: celsi-ca</text:p>
            </text:list-item>
            <text:list-item>
              <text:p text:style-name="P15">pw: pwcelsi</text:p>
            </text:list-item>
            <text:list-item>
              <text:p text:style-name="P15">email: </text:p>
            </text:list-item>
          </text:list>
        </text:list-item>
        <text:list-item>
          <text:p text:style-name="P12">execute the <text:span text:style-name="T9">serverCert.sh</text:span></text:p>
        </text:list-item>
        <text:list-item>
          <text:p text:style-name="P12">parameters:</text:p>
          <text:list>
            <text:list-item>
              <text:p text:style-name="P12">Country code: CH</text:p>
            </text:list-item>
            <text:list-item>
              <text:p text:style-name="P12">State: ZH</text:p>
            </text:list-item>
            <text:list-item>
              <text:p text:style-name="P12">Locality: Winti</text:p>
            </text:list-item>
            <text:list-item>
              <text:p text:style-name="P12">organization name: celsi</text:p>
            </text:list-item>
            <text:list-item>
              <text:p text:style-name="P15">name unit:</text:p>
            </text:list-item>
            <text:list-item>
              <text:p text:style-name="P16">common name: <text:span text:style-name="T10">celsi-server</text:span></text:p>
            </text:list-item>
            <text:list-item>
              <text:p text:style-name="P15">email:</text:p>
            </text:list-item>
            <text:list-item>
              <text:p text:style-name="P15">challenge pw: <text:span text:style-name="T1">challengePW</text:span></text:p>
            </text:list-item>
            <text:list-item>
              <text:p text:style-name="P17">optional company name: <text:span text:style-name="T1">celsiAG</text:span> </text:p>
            </text:list-item>
          </text:list>
        </text:list-item>
        <text:list-item>
          <text:p text:style-name="P19">execute clientCert.sh</text:p>
        </text:list-item>
        <text:list-item>
          <text:p text:style-name="P13">parameters:</text:p>
          <text:list>
            <text:list-item>
              <text:p text:style-name="P14">Country code: CH</text:p>
            </text:list-item>
            <text:list-item>
              <text:p text:style-name="P14">State: ZH</text:p>
            </text:list-item>
            <text:list-item>
              <text:p text:style-name="P14">Locality: Winti</text:p>
            </text:list-item>
            <text:list-item>
              <text:p text:style-name="P14">organization name: celsi</text:p>
            </text:list-item>
            <text:list-item>
              <text:p text:style-name="P16">name unit:</text:p>
            </text:list-item>
            <text:list-item>
              <text:p text:style-name="P16">common name: <text:span text:style-name="T10">celsi-client</text:span></text:p>
            </text:list-item>
            <text:list-item>
              <text:p text:style-name="P16">email:</text:p>
            </text:list-item>
            <text:list-item>
              <text:p text:style-name="P16">challenge pw: <text:span text:style-name="T1">challengePW</text:span></text:p>
              <text:p text:style-name="P18">optional company name: <text:span text:style-name="T1">celsiAG</text:span> </text:p>
            </text:list-item>
          </text:list>
        </text:list-item>
      </text:list>
      <text:p text:style-name="P26">General pronciple</text:p>
      <text:list xml:id="list8926578815126637461" text:style-name="L4">
        <text:list-item>
          <text:p text:style-name="P20">First a certificate authority (CA) has to be created.</text:p>
        </text:list-item>
        <text:list-item>
          <text:p text:style-name="P20">The certificate authority is used to signes certificates</text:p>
        </text:list-item>
        <text:list-item>
          <text:p text:style-name="P20">Each certificate signed by the same CA has a serial number that should be unique. <text:span text:style-name="T11">The serial number is saved in a txt file calles serial in the demoCA folder.</text:span></text:p>
        </text:list-item>
        <text:list-item>
          <text:p text:style-name="P20">It it is not possible to create a certificate for the same common name (domain name) twice unless you delete the entry in the index.txt file in the demoCA folder (this should not be done). <text:s/></text:p>
        </text:list-item>
      </text:list>
      <text:p text:style-name="P3"/>
      <text:p text:style-name="P1">No client authentification (server not protected against bad clients) </text:p>
      <text:list xml:id="list115420403546800" text:continue-list="list3861700931496952199" text:style-name="L2">
        <text:list-item>
          <text:p text:style-name="P21"><text:span text:style-name="T2">The server needs to import serv</text:span><text:span text:style-name="T4">er-cert.p12 which is the private key + the certificate</text:span></text:p>
        </text:list-item>
        <text:list-item>
          <text:p text:style-name="P22"><text:span text:style-name="T4">T</text:span><text:span text:style-name="T3">he client </text:span><text:span text:style-name="T5">needs to import </text:span><text:span text:style-name="T6">the root certificate into the trusted store (this way the client is protected from an attacking server), </text:span><text:span text:style-name="T7">can only be done over the browser (tools, options, advanced, certificates, view certificates, import)</text:span></text:p>
        </text:list-item>
      </text:list>
      <text:p text:style-name="P5"/>
      <text:p text:style-name="P5"/>
      <text:p text:style-name="P6">Encrypt connection</text:p>
      <text:list xml:id="list7060517635815070953" text:style-name="L3">
        <text:list-item>
          <text:p text:style-name="P23"><text:span text:style-name="T7">ecdh: </text:span><text:bookmark text:name="firstHeading"/><text:span text:style-name="T8">Elliptic curve Diffie–Hellman</text:span></text:p>
        </text:list-item>
        <text:list-item>
          <text:p text:style-name="P24">server and client both have a private/public key pair, which they exchange. Then they will both calculate a shared secret and encrypt symetrically</text:p>
        </text:list-item>
      </text:list>
      <text:p text:style-name="P4"/>
      <text:list xml:id="list115419986764470" text:continue-numbering="true" text:style-name="L3">
        <text:list-item>
          <text:p text:style-name="P25">after the connection is encrypted, the client needs to authentificated itself with a pw</text:p>
        </text:list-item>
        <text:list-item>
          <text:p text:style-name="P25">to prevent replay attacks (somebody who listens to the connection and sends the smae thing), client send a timestamp. The server saves the last received timestamp and accepts only messages that have a larger timestamp</text:p>
        </text:list-item>
      </text:list>
      <text:p text:style-name="P8"/>
      <text:p text:style-name="P7">List all supported curves</text:p>
      <text:p text:style-name="P9">openssl ecparam -list_curv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41S</meta:editing-duration>
    <meta:editing-cycles>22</meta:editing-cycles>
    <meta:generator>LibreOffice/5.2.6.2$Windows_x86 LibreOffice_project/a3100ed2409ebf1c212f5048fbe377c281438fdc</meta:generator>
    <dc:date>2018-02-08T11:54:18.919000000</dc:date>
    <meta:document-statistic meta:table-count="0" meta:image-count="0" meta:object-count="0" meta:page-count="2" meta:paragraph-count="49" meta:word-count="358" meta:character-count="2068" meta:non-whitespace-character-count="1796"/>
    <meta:user-defined meta:name="Info 1"/>
    <meta:user-defined meta:name="Info 2"/>
    <meta:user-defined meta:name="Info 3"/>
    <meta:user-defined meta:name="Info 4"/>
  </office:meta>
</office:document-meta>
</file>